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Droid Sans Mono1" svg:font-family="'Droid Sans Mono', Consolas, Menlo, 'Ubuntu Mono', monospace"/>
    <style:font-face style:name="Droid Sans Mono" svg:font-family="'Droid Sans Mono', monospace, monospace, 'Droid Sans Fallback'"/>
    <style:font-face style:name="Lohit Devanagari1" svg:font-family="'Lohit Devanagari'"/>
    <style:font-face style:name="Montserrat" svg:font-family="Montserrat, sans-serif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f71c" officeooo:paragraph-rsid="0009f71c"/>
    </style:style>
    <style:style style:name="P2" style:family="paragraph" style:parent-style-name="Standard">
      <style:text-properties officeooo:rsid="000bafea" officeooo:paragraph-rsid="000bafea"/>
    </style:style>
    <style:style style:name="P3" style:family="paragraph" style:parent-style-name="Standard">
      <style:text-properties officeooo:paragraph-rsid="000bafea"/>
    </style:style>
    <style:style style:name="P4" style:family="paragraph" style:parent-style-name="Standard">
      <style:text-properties fo:color="#c9211e" officeooo:rsid="000bafea" officeooo:paragraph-rsid="000bafea"/>
    </style:style>
    <style:style style:name="P5" style:family="paragraph" style:parent-style-name="Standard">
      <style:text-properties officeooo:paragraph-rsid="00138660"/>
    </style:style>
    <style:style style:name="P6" style:family="paragraph" style:parent-style-name="Standard">
      <style:text-properties officeooo:rsid="001483a9" officeooo:paragraph-rsid="001483a9"/>
    </style:style>
    <style:style style:name="P7" style:family="paragraph" style:parent-style-name="Standard">
      <style:text-properties fo:color="#6a9955" style:font-name="Droid Sans Mono" fo:font-size="10.5pt" fo:font-weight="normal" officeooo:rsid="001483a9" officeooo:paragraph-rsid="001483a9" fo:background-color="#1e1e1e"/>
    </style:style>
    <style:style style:name="P8" style:family="paragraph" style:parent-style-name="Standard">
      <style:text-properties officeooo:paragraph-rsid="001483a9"/>
    </style:style>
    <style:style style:name="P9" style:family="paragraph" style:parent-style-name="Standard">
      <style:text-properties officeooo:rsid="001b1c31" officeooo:paragraph-rsid="001b1c31"/>
    </style:style>
    <style:style style:name="P10" style:family="paragraph" style:parent-style-name="Standard">
      <style:text-properties officeooo:rsid="001bf4e1" officeooo:paragraph-rsid="001bf4e1"/>
    </style:style>
    <style:style style:name="P11" style:family="paragraph" style:parent-style-name="Standard">
      <style:text-properties officeooo:rsid="001cf299" officeooo:paragraph-rsid="001cf299"/>
    </style:style>
    <style:style style:name="P12" style:family="paragraph" style:parent-style-name="Preformatted_20_Text">
      <style:text-properties officeooo:rsid="001cf299" officeooo:paragraph-rsid="001cf299"/>
    </style:style>
    <style:style style:name="P13" style:family="paragraph" style:parent-style-name="Standard">
      <style:text-properties officeooo:rsid="001cf299" officeooo:paragraph-rsid="001cf299"/>
    </style:style>
    <style:style style:name="P14" style:family="paragraph" style:parent-style-name="Standard">
      <style:text-properties officeooo:rsid="0025ce2b" officeooo:paragraph-rsid="0025ce2b"/>
    </style:style>
    <style:style style:name="T1" style:family="text">
      <style:text-properties officeooo:rsid="000bafea"/>
    </style:style>
    <style:style style:name="T2" style:family="text">
      <style:text-properties officeooo:rsid="000c2681"/>
    </style:style>
    <style:style style:name="T3" style:family="text">
      <style:text-properties officeooo:rsid="000d69ab"/>
    </style:style>
    <style:style style:name="T4" style:family="text">
      <style:text-properties officeooo:rsid="000f562d"/>
    </style:style>
    <style:style style:name="T5" style:family="text">
      <style:text-properties fo:font-variant="normal" fo:text-transform="none" fo:color="#c9211e" style:font-name="Droid Sans Mono1" fo:font-size="9.75pt" fo:letter-spacing="normal" fo:font-style="normal" fo:font-weight="normal"/>
    </style:style>
    <style:style style:name="T6" style:family="text">
      <style:text-properties fo:font-variant="normal" fo:text-transform="none" fo:color="#c9211e" style:font-name="Droid Sans Mono1" fo:font-size="9.75pt" fo:letter-spacing="normal" fo:font-style="normal" fo:font-weight="normal" officeooo:rsid="000fad90"/>
    </style:style>
    <style:style style:name="T7" style:family="text">
      <style:text-properties fo:font-variant="normal" fo:text-transform="none" fo:color="#c9211e" style:font-name="Consolas" fo:font-size="14pt" fo:letter-spacing="normal" fo:font-style="normal" fo:font-weight="normal" loext:padding="0cm" loext:border="none"/>
    </style:style>
    <style:style style:name="T8" style:family="text">
      <style:text-properties fo:font-variant="normal" fo:text-transform="none" style:font-name="Montserrat" fo:font-size="12pt" fo:letter-spacing="normal" fo:font-style="normal" fo:font-weight="normal"/>
    </style:style>
    <style:style style:name="T9" style:family="text">
      <style:text-properties fo:font-variant="normal" fo:text-transform="none" fo:color="#24292e" style:font-name="SFMono-Regular" fo:font-size="9.7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24292e" style:font-name="SFMono-Regular" fo:font-size="9.75pt" fo:letter-spacing="normal" fo:font-style="normal" fo:font-weight="normal" officeooo:rsid="001eb1e1" loext:padding="0cm" loext:border="none"/>
    </style:style>
    <style:style style:name="T11" style:family="text">
      <style:text-properties fo:color="#c9211e" officeooo:rsid="000f562d"/>
    </style:style>
    <style:style style:name="T12" style:family="text">
      <style:text-properties fo:color="#c9211e" officeooo:rsid="000d69ab"/>
    </style:style>
    <style:style style:name="T13" style:family="text">
      <style:text-properties fo:color="#c9211e" officeooo:rsid="001ab864"/>
    </style:style>
    <style:style style:name="T14" style:family="text">
      <style:text-properties officeooo:rsid="001ab864"/>
    </style:style>
    <style:style style:name="T15" style:family="text">
      <style:text-properties officeooo:rsid="001483a9"/>
    </style:style>
    <style:style style:name="T16" style:family="text">
      <style:text-properties officeooo:rsid="0022f9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mfony d’un côté et twig de l’autre</text:p>
      <text:p text:style-name="P1">au lieu d’utiliser twig on utilise vuejs</text:p>
      <text:p text:style-name="P1">symfony garde controller, entity …</text:p>
      <text:p text:style-name="P1"/>
      <text:p text:style-name="P1">pour une api météo :</text:p>
      <text:p text:style-name="P1">- l’affichage appel le controler en demandant lieu, date, temps</text:p>
      <text:p text:style-name="P1">- le controller répond et renvoi les informations</text:p>
      <text:p text:style-name="P1">- l’affichage affiche les informations.</text:p>
      <text:p text:style-name="P1"/>
      <text:p text:style-name="P1">-----------------------------</text:p>
      <text:p text:style-name="P1"/>
      <text:p text:style-name="P3"><text:span text:style-name="T1">1) créer un projet symfony vide avec ligne commande </text:span><text:span text:style-name="T4">= OK</text:span><text:span text:style-name="T11"> </text:span><text:span text:style-name="T5">symfony new </text:span><text:span text:style-name="T6">hello</text:span></text:p>
      <text:p text:style-name="P4"/>
      <text:p text:style-name="P2">2) faire en sorte que cela devienne une api</text:p>
      <text:p text:style-name="P5"><text:span text:style-name="T1">- </text:span><text:span text:style-name="T4">installer </text:span><text:span text:style-name="T8">JMSSerializer</text:span><text:span text:style-name="T1"> </text:span><text:span text:style-name="T3">= OK </text:span><text:span text:style-name="T12">composer require symfony/serializer</text:span></text:p>
      <text:p text:style-name="P3"><text:span text:style-name="T1">- mettre </text:span><text:span text:style-name="T2">forestbundle </text:span><text:span text:style-name="T3">= </text:span><text:span text:style-name="T4">OK </text:span><text:span text:style-name="T11">composer require friendsofsymfony/rest-bundle</text:span></text:p>
      <text:p text:style-name="P2"/>
      <text:p text:style-name="P2">3) installer postman <text:span text:style-name="T4">= OK</text:span></text:p>
      <text:p text:style-name="P2"/>
      <text:p text:style-name="P2">-------------------</text:p>
      <text:p text:style-name="P6">1) créer utilisateur</text:p>
      <text:p text:style-name="P6"/>
      <text:p text:style-name="P6">----------------------</text:p>
      <text:p text:style-name="P7">//pour chaque route afficher : email, id et role</text:p>
      <text:p text:style-name="P6"/>
      <text:p text:style-name="P6">________________</text:p>
      <text:p text:style-name="P8"><text:span text:style-name="T15">Jwt et symfony </text:span><text:span text:style-name="T14">=</text:span><text:span text:style-name="T13"> </text:span><text:span text:style-name="Source_20_Text"><text:span text:style-name="T7">composer require lexik/jwt-authentication-bundle</text:span></text:span></text:p>
      <text:p text:style-name="P6"/>
      <text:p text:style-name="P10">JWT permet de s’authentifier pour sécuriser les données</text:p>
      <text:p text:style-name="P10">exemple appli météo : </text:p>
      <text:p text:style-name="P10">- pour l’instant tout le monde reçoit la météo</text:p>
      <text:p text:style-name="P10">- si un jour l’appli décide de faire un systeme d’authentification, plus personne n’aura la météo. Il faudra donc s’inscrire et ce connecter pour y avoir accès.</text:p>
      <text:p text:style-name="P6"/>
      <text:p text:style-name="P9"><text:a xlink:type="simple" xlink:href="https://www.attineos.com/blog/tech/tutotrompe-video-symfony" text:style-name="Internet_20_link" text:visited-style-name="Visited_20_Internet_20_Link">https://www.attineos.com/blog/tech/tutotrompe-video-symfony</text:a></text:p>
      <text:p text:style-name="P9"/>
      <text:p text:style-name="P9"/>
      <text:p text:style-name="P9">---------------------------</text:p>
      <text:p text:style-name="P9"/>
      <text:p text:style-name="P11">1) créer un utilisateur = ok</text:p>
      <text:p text:style-name="P11">2) faire en sorte que l’utilisateur ce connecte pour avoir accès à l’api</text:p>
      <text:p text:style-name="P11">3) utiliser jwt</text:p>
      <text:p text:style-name="P11"/>
      <text:p text:style-name="P12"><text:span text:style-name="Source_20_Text"><text:span text:style-name="T9">openssl genrsa -out config/jwt/private.pem -aes256 4096 :</text:span></text:span></text:p>
      <text:p text:style-name="P12"><text:span text:style-name="Source_20_Text"><text:span text:style-name="T9">- </text:span></text:span><text:span text:style-name="Source_20_Text"><text:span text:style-name="T10">password : 1234</text:span></text:span></text:p>
      <text:p text:style-name="P12"><text:span text:style-name="Source_20_Text"><text:span text:style-name="T10"/></text:span></text:p>
      <text:p text:style-name="P12"><text:span text:style-name="Source_20_Text"><text:span text:style-name="T10">openssl rsa -pubout -in config/jwt/private.pem -out config/jwt/public.pem :</text:span></text:span></text:p>
      <text:p text:style-name="P12"><text:span text:style-name="Source_20_Text"><text:span text:style-name="T10">- password : 1234</text:span></text:span></text:p>
      <text:p text:style-name="P12"><text:span text:style-name="Source_20_Text"><text:span text:style-name="T10"/></text:span></text:p>
      <text:p text:style-name="P12"><text:span text:style-name="Source_20_Text"><text:span text:style-name="T10">----------------------</text:span></text:span></text:p>
      <text:p text:style-name="P12"><text:span text:style-name="Source_20_Text"><text:span text:style-name="T10"/></text:span></text:p>
      <text:p text:style-name="P12"><text:span text:style-name="Source_20_Text"><text:span text:style-name="T10"/></text:span></text:p>
      <text:p text:style-name="P12"><text:span text:style-name="Source_20_Text"><text:span text:style-name="T10"/></text:span></text:p>
      <text:p text:style-name="P11"><text:soft-page-break/>Faire une authentification par email et non par username</text:p>
      <text:p text:style-name="P11">faire que la bdd soit accessible via symfony</text:p>
      <text:p text:style-name="P11"/>
      <text:p text:style-name="P11"/>
      <text:p text:style-name="P11">------------------</text:p>
      <text:p text:style-name="P11">- dans postman, on remplie le username (email) et le password en clair dans le body, <text:span text:style-name="T16">cependant les mots de passe sont encoder</text:span></text:p>
      <text:p text:style-name="P11">- dans postman on remplie la requete en mettant post et l’adresse pour ce connecter, soit https://127.0.0.1:8000/api/login_check</text:p>
      <text:p text:style-name="P11">- dans la bdd ce trouve le mot de passe en clair et l’email</text:p>
      <text:p text:style-name="P11">- par la suite, on lance la requete sur postman</text:p>
      <text:p text:style-name="P11">- cela va comparé ce que l’on a dans notre formulaire avec ce qui se trouve dans la bdd</text:p>
      <text:p text:style-name="P11">----------------</text:p>
      <text:p text:style-name="P11"/>
      <text:p text:style-name="P14">regarder doc axio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Droid Sans Mono1" svg:font-family="'Droid Sans Mono', Consolas, Menlo, 'Ubuntu Mono', monospace"/>
    <style:font-face style:name="Droid Sans Mono" svg:font-family="'Droid Sans Mono', monospace, monospace, 'Droid Sans Fallback'"/>
    <style:font-face style:name="Lohit Devanagari1" svg:font-family="'Lohit Devanagari'"/>
    <style:font-face style:name="Montserrat" svg:font-family="Montserrat, sans-serif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15:45:59.598403677</meta:creation-date>
    <dc:date>2021-03-17T09:25:09.315622348</dc:date>
    <meta:editing-duration>PT15H20M28S</meta:editing-duration>
    <meta:editing-cycles>21</meta:editing-cycles>
    <meta:generator>LibreOffice/6.4.6.2$Linux_X86_64 LibreOffice_project/40$Build-2</meta:generator>
    <meta:document-statistic meta:table-count="0" meta:image-count="0" meta:object-count="0" meta:page-count="2" meta:paragraph-count="43" meta:word-count="315" meta:character-count="2050" meta:non-whitespace-character-count="1777"/>
  </office:meta>
</office:document-meta>
</file>